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5e5e5"/>
      <style:text-properties style:text-position="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5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5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4c4c4c"/>
      <style:text-properties style:text-position="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5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5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58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6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67" style:family="table-cell" style:parent-style-name="Default">
      <style:table-cell-properties fo:background-color="#e5e5e5"/>
      <style:text-properties fo:color="#000000" style:text-position=""/>
    </style:style>
    <style:style style:name="ce70" style:family="table-cell" style:parent-style-name="Default">
      <style:text-properties style:text-position="" fo:font-style="italic" style:font-style-asian="italic" style:font-style-complex="italic"/>
    </style:style>
    <style:style style:name="ce7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2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2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e5e5e5"/>
    </style:style>
    <style:style style:name="ce3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#4c4c4c"/>
    </style:style>
    <style:style style:name="ce3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39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4" style:family="table-cell" style:parent-style-name="Default">
      <style:table-cell-properties fo:background-color="#e5e5e5"/>
      <style:text-properties fo:color="#000000"/>
    </style:style>
    <style:style style:name="ce7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4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2"/>
        </table:table-row>
        <table:table-row table:style-name="ro1">
          <table:table-cell table:style-name="ce45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3"/>
          <table:covered-table-cell table:number-columns-repeated="6" table:style-name="ce52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6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7"/>
          <table:table-cell table:style-name="ce47"/>
          <table:table-cell table:number-columns-repeated="4"/>
        </table:table-row>
        <table:table-row table:style-name="ro1">
          <table:table-cell table:style-name="ce47" table:number-columns-repeated="4"/>
          <table:table-cell table:number-columns-repeated="4"/>
        </table:table-row>
        <table:table-row table:style-name="ro5">
          <table:table-cell table:style-name="ce48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7"/>
          <table:table-cell/>
          <table:table-cell table:style-name="ce46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7"/>
        </table:table-row>
        <table:table-row table:style-name="ro1">
          <table:covered-table-cell table:number-columns-repeated="4" table:style-name="ce47"/>
          <table:table-cell/>
          <table:table-cell table:style-name="ce57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7"/>
        </table:table-row>
        <table:table-row table:style-name="ro1">
          <table:table-cell table:style-name="ce49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4"/>
          <table:table-cell/>
          <table:table-cell table:style-name="ce48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7"/>
        </table:table-row>
        <table:table-row table:style-name="ro1">
          <table:table-cell table:style-name="ce48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7"/>
          <table:table-cell/>
          <table:covered-table-cell table:number-columns-repeated="3" table:style-name="ce47"/>
        </table:table-row>
        <table:table-row table:style-name="ro1">
          <table:covered-table-cell table:number-columns-repeated="4" table:style-name="ce47"/>
          <table:table-cell/>
          <table:covered-table-cell table:number-columns-repeated="3" table:style-name="ce47"/>
        </table:table-row>
        <table:table-row table:style-name="ro1">
          <table:table-cell table:number-columns-repeated="5"/>
          <table:covered-table-cell table:number-columns-repeated="3" table:style-name="ce47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46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7"/>
          <table:table-cell table:style-name="ce47"/>
          <table:table-cell/>
          <table:table-cell table:style-name="ce58" office:value-type="string" calcext:value-type="string">
            <text:p>Attention : l'onglet des données doit être nommé 'Data'</text:p>
          </table:table-cell>
          <table:table-cell table:style-name="ce62" table:number-columns-repeated="2"/>
        </table:table-row>
        <table:table-row table:style-name="ro6">
          <table:table-cell table:style-name="ce50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7"/>
          <table:table-cell table:number-columns-repeated="4"/>
        </table:table-row>
        <table:table-row table:style-name="ro5">
          <table:table-cell table:style-name="ce51" office:value-type="string" calcext:value-type="string">
            <text:p>texte</text:p>
          </table:table-cell>
          <table:table-cell table:style-name="ce55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5"/>
          <table:table-cell/>
          <table:table-cell table:style-name="ce46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7"/>
        </table:table-row>
        <table:table-row table:style-name="ro1">
          <table:table-cell table:style-name="ce51" office:value-type="string" calcext:value-type="string">
            <text:p>texteLong</text:p>
          </table:table-cell>
          <table:table-cell table:style-name="ce55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5"/>
          <table:table-cell/>
          <table:table-cell table:style-name="ce47" table:number-columns-repeated="3"/>
        </table:table-row>
        <table:table-row table:style-name="ro6">
          <table:table-cell table:style-name="ce51" office:value-type="string" calcext:value-type="string">
            <text:p>liste</text:p>
          </table:table-cell>
          <table:table-cell table:style-name="ce55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5"/>
          <table:table-cell/>
          <table:table-cell table:style-name="ce59" office:value-type="string" calcext:value-type="string">
            <text:p>Affichage</text:p>
          </table:table-cell>
          <table:table-cell table:style-name="ce59" office:value-type="string" calcext:value-type="string">
            <text:p>Édition</text:p>
          </table:table-cell>
          <table:table-cell table:style-name="ce63"/>
        </table:table-row>
        <table:table-row table:style-name="ro1">
          <table:table-cell table:style-name="ce51" office:value-type="string" calcext:value-type="string">
            <text:p>caseÀCocher</text:p>
          </table:table-cell>
          <table:table-cell table:style-name="ce55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5"/>
          <table:table-cell/>
          <table:table-cell table:style-name="ce60" office:value-type="string" calcext:value-type="string" table:number-columns-spanned="1" table:number-rows-spanned="3">
            <text:p>formulaire</text:p>
          </table:table-cell>
          <table:table-cell table:style-name="ce60" office:value-type="string" calcext:value-type="string" table:number-columns-spanned="1" table:number-rows-spanned="3">
            <text:p>non</text:p>
          </table:table-cell>
          <table:table-cell table:style-name="ce6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51" office:value-type="string" calcext:value-type="string">
            <text:p>caseCochée</text:p>
          </table:table-cell>
          <table:table-cell table:style-name="ce55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5"/>
          <table:table-cell/>
          <table:covered-table-cell table:number-columns-repeated="2" table:style-name="ce61"/>
          <table:covered-table-cell table:style-name="ce65"/>
        </table:table-row>
        <table:table-row table:style-name="ro8">
          <table:table-cell table:style-name="ce51" office:value-type="string" calcext:value-type="string">
            <text:p>date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 table:style-name="ce55"/>
          <table:table-cell/>
          <table:covered-table-cell table:number-columns-repeated="2" table:style-name="ce61"/>
          <table:covered-table-cell table:style-name="ce65"/>
        </table:table-row>
        <table:table-row table:style-name="ro1">
          <table:table-cell table:style-name="ce51" office:value-type="string" calcext:value-type="string">
            <text:p>nombre</text:p>
          </table:table-cell>
          <table:table-cell table:style-name="ce55" office:value-type="string" calcext:value-type="string" table:number-columns-spanned="3" table:number-rows-spanned="1">
            <text:p>nombre</text:p>
          </table:table-cell>
          <table:covered-table-cell table:number-columns-repeated="2" table:style-name="ce55"/>
          <table:table-cell/>
          <table:table-cell table:style-name="ce60" office:value-type="string" calcext:value-type="string" table:number-columns-spanned="1" table:number-rows-spanned="3">
            <text:p>formulaire</text:p>
          </table:table-cell>
          <table:table-cell table:style-name="ce60" office:value-type="string" calcext:value-type="string" table:number-columns-spanned="1" table:number-rows-spanned="3">
            <text:p>oui</text:p>
          </table:table-cell>
          <table:table-cell table:style-name="ce6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51" office:value-type="string" calcext:value-type="string">
            <text:p>statique</text:p>
          </table:table-cell>
          <table:table-cell table:style-name="ce56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56"/>
          <table:table-cell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table-cell table:style-name="ce60" office:value-type="string" calcext:value-type="string" table:number-columns-spanned="1" table:number-rows-spanned="3">
            <text:p>tableau</text:p>
          </table:table-cell>
          <table:table-cell table:style-name="ce60" office:value-type="string" calcext:value-type="string" table:number-columns-spanned="1" table:number-rows-spanned="3">
            <text:p>non</text:p>
          </table:table-cell>
          <table:table-cell table:style-name="ce6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table-cell table:style-name="ce60" office:value-type="string" calcext:value-type="string" table:number-columns-spanned="1" table:number-rows-spanned="3">
            <text:p>tableau</text:p>
          </table:table-cell>
          <table:table-cell table:style-name="ce60" office:value-type="string" calcext:value-type="string" table:number-columns-spanned="1" table:number-rows-spanned="3">
            <text:p>oui</text:p>
          </table:table-cell>
          <table:table-cell table:style-name="ce6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</table:table>
      <table:table table:name="Data" table:style-name="ta1">
        <table:table-column table:style-name="co7" table:default-cell-style-name="ce73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ute la semaine</text:p>
          </table:table-cell>
          <table:table-cell office:value-type="string" calcext:value-type="string">
            <text:p>Date d'arrivée</text:p>
          </table:table-cell>
          <table:table-cell office:value-type="string" calcext:value-type="string">
            <text:p>Date de départ</text:p>
          </table:table-cell>
          <table:table-cell office:value-type="string" calcext:value-type="string">
            <text:p>Ont une tente</text:p>
          </table:table-cell>
          <table:table-cell office:value-type="string" calcext:value-type="string">
            <text:p>Places dans la tente</text:p>
          </table:table-cell>
          <table:table-cell office:value-type="string" calcext:value-type="string">
            <text:p>Combien êtes vo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7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74" table:content-validation-name="val1" office:value-type="string" calcext:value-type="string">
              <text:p>texte*</text:p>
            </table:table-cell>
            <table:table-cell table:style-name="ce74" table:content-validation-name="val1" office:value-type="string" calcext:value-type="string">
              <text:p>caseCochée</text:p>
            </table:table-cell>
            <table:table-cell table:number-columns-repeated="2" table:style-name="ce74" table:content-validation-name="val1" office:value-type="string" calcext:value-type="string">
              <text:p>date</text:p>
            </table:table-cell>
            <table:table-cell table:style-name="ce74" table:content-validation-name="val1" office:value-type="string" calcext:value-type="string">
              <text:p>caseÀCocher</text:p>
            </table:table-cell>
            <table:table-cell table:style-name="ce74" table:content-validation-name="val1" office:value-type="string" calcext:value-type="string">
              <text:p>nombre</text:p>
            </table:table-cell>
            <table:table-cell table:style-name="ce74" table:content-validation-name="val1" office:value-type="string" calcext:value-type="string">
              <text:p>nombre*</text:p>
            </table:table-cell>
            <table:table-cell table:style-name="ce74" table:content-validation-name="val1" office:value-type="string" calcext:value-type="string">
              <text:p>liste*</text:p>
            </table:table-cell>
            <table:table-cell table:style-name="ce74" table:content-validation-name="val1" office:value-type="string" calcext:value-type="string">
              <text:p>texteLong</text:p>
            </table:table-cell>
            <table:table-cell table:style-name="ce74" table:content-validation-name="val1"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74" table:number-columns-repeated="7"/>
            <table:table-cell table:style-name="ce74" office:value-type="string" calcext:value-type="string">
              <text:p>J'ai une voiture, J'ai besoin d'une place en voiture, J'ai mon vélo, Je ne compte que sur mes pieds</text:p>
            </table:table-cell>
            <table:table-cell table:style-name="ce74"/>
            <table:table-cell/>
          </table:table-row>
          <table:table-row table:style-name="ro1">
            <table:table-cell table:style-name="ce7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74"/>
            <table:table-cell table:style-name="ce74" office:value-type="string" calcext:value-type="string">
              <text:p>Viendrez-vous toute la semaine ?</text:p>
            </table:table-cell>
            <table:table-cell table:style-name="ce74" office:value-type="string" calcext:value-type="string">
              <text:p>Si non, date d'arrivée</text:p>
            </table:table-cell>
            <table:table-cell table:style-name="ce74" office:value-type="string" calcext:value-type="string">
              <text:p>Si non, date de départ</text:p>
            </table:table-cell>
            <table:table-cell table:style-name="ce74" office:value-type="string" calcext:value-type="string">
              <text:p>Avez-vous une tente ?</text:p>
            </table:table-cell>
            <table:table-cell table:style-name="ce74" office:value-type="string" calcext:value-type="string">
              <text:p>Nombre de places dans votre tente ?</text:p>
            </table:table-cell>
            <table:table-cell table:style-name="ce74" office:value-type="string" calcext:value-type="string">
              <text:p>Comptez les enfants, mais pas les chats</text:p>
            </table:table-cell>
            <table:table-cell table:style-name="ce74" office:value-type="string" calcext:value-type="string">
              <text:p>Comment viendrez-vous ?</text:p>
            </table:table-cell>
            <table:table-cell table:style-name="ce74"/>
            <table:table-cell/>
          </table:table-row>
        </table:table-row-group>
        <table:table-row table:style-name="ro1">
          <table:table-cell table:style-name="ce75"/>
          <table:table-cell office:value-type="string" calcext:value-type="string">
            <text:p>Lis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'ai besoin d'une place en voi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 général ↓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J'ai une voiture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Vacances campé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cription générale ↓</text:p>
          </table:table-cell>
          <table:table-cell table:number-columns-repeated="10"/>
        </table:table-row>
        <table:table-row table:style-name="ro1">
          <table:table-cell table:style-name="ce76" office:value-type="string" calcext:value-type="string">
            <text:p>On part camper la première semaine de l'été prochain. Qui vient avec nous 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fichage ↓</text:p>
          </table:table-cell>
          <table:table-cell table:number-columns-repeated="10"/>
        </table:table-row>
        <table:table-row table:style-name="ro1">
          <table:table-cell table:style-name="ce76" table:content-validation-name="val2" office:value-type="string" calcext:value-type="string">
            <text:p>tablea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dition ↓</text:p>
          </table:table-cell>
          <table:table-cell table:number-columns-repeated="10"/>
        </table:table-row>
        <table:table-row table:style-name="ro1">
          <table:table-cell table:style-name="ce76" table:content-validation-name="val3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blique ↓</text:p>
          </table:table-cell>
          <table:table-cell table:number-columns-repeated="10"/>
        </table:table-row>
        <table:table-row table:style-name="ro1">
          <table:table-cell table:style-name="ce76" table:content-validation-name="val4" office:value-type="string" calcext:value-type="string">
            <text:p>non</text:p>
          </table:table-cell>
          <table:table-cell table:number-columns-repeated="10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2"/>
        </table:table-row>
        <table:table-row table:style-name="ro1">
          <table:table-cell table:style-name="ce45" office:value-type="string" calcext:value-type="string" table:number-columns-spanned="8" table:number-rows-spanned="1">
            <text:p>Vos résultats !</text:p>
          </table:table-cell>
          <table:covered-table-cell table:style-name="ce53"/>
          <table:covered-table-cell table:number-columns-repeated="6" table:style-name="ce52"/>
        </table:table-row>
        <table:table-row table:style-name="ro1">
          <table:table-cell table:style-name="ce70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1" office:value-type="string" calcext:value-type="string" table:number-columns-spanned="2" table:number-rows-spanned="1">
            <text:p>Nombre de réponses :</text:p>
          </table:table-cell>
          <table:covered-table-cell table:style-name="ce67"/>
          <table:table-cell table:style-name="ce47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 table:number-columns-spanned="2" table:number-rows-spanned="1">
            <text:p>Somme du champ 2 :</text:p>
          </table:table-cell>
          <table:covered-table-cell table:style-name="ce67"/>
          <table:table-cell table:style-name="ce47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11:13.512488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13:08.389387549</dc:date>
    <meta:editing-duration>PT3H45M26S</meta:editing-duration>
    <meta:editing-cycles>21</meta:editing-cycles>
    <meta:generator>LibreOffice/5.0.4.2$Linux_x86 LibreOffice_project/00m0$Build-2</meta:generator>
    <meta:document-statistic meta:table-count="3" meta:cell-count="100" meta:object-count="0"/>
  </office:meta>
</office:document-meta>
</file>